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9afa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9afa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9afa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9afa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9afa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9afa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9afa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9afa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9afa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9afa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9afa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9afa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9afa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9afa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9afa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9afa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9afa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Veruska Alexandra Estevez Hernàndez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30/8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279469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Kelvis Enrique Salas Pulgar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454445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38.47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75" meta:non-whitespace-character-count="1007"/>
    <meta:template xlink:type="simple" xlink:actuate="onRequest" xlink:title="Normal" xlink:href=""/>
  </office:meta>
</office:document-meta>
</file>